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ed2a"/>
    </style:style>
    <style:style style:name="P2" style:family="paragraph" style:parent-style-name="Standard">
      <style:text-properties officeooo:rsid="0014ed2a" officeooo:paragraph-rsid="0014ed2a"/>
    </style:style>
    <style:style style:name="T1" style:family="text">
      <style:text-properties officeooo:rsid="0014ed2a"/>
    </style:style>
    <style:style style:name="T2" style:family="text">
      <style:text-properties officeooo:rsid="0015ac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i, I am Juan José Peña, a software developer from Medellín. I am 18 years old and I study Systems Engineering at ITM. I trained for one year at Riwi and I <text:span text:style-name="T1">like</text:span> work building web applications <text:span text:style-name="T1">and systems that solves the problems </text:span>— from front-end to database, using technologies like JavaScript, <text:span text:style-name="T2">Java,</text:span> <text:span text:style-name="T1">C#</text:span> and Postgre<text:span text:style-name="T2">s</text:span> <text:span text:style-name="T1">among others</text:span>.</text:p>
      <text:p text:style-name="Text_20_body">I am a fast learner, I am passionate about writing code that really works, and I am looking for my first role in a technology company where I can grow and contribute from day one.</text:p>
      <text:p text:style-name="Text_20_body"/>
      <text:p text:style-name="P2">=======================================================================</text:p>
      <text:p text:style-name="Standard"/>
      <text:p text:style-name="Standard"/>
      <text:p text:style-name="P1">Hola, soy Juan José Peña, desarrollador de software de Medellín, tengo 18 años y estudio Ingeniería en Sistemas en el ITM. Me formé un año en Riwi y trabajo construyendo aplicaciones web full stack — desde el front-end hasta la base de datos, con tecnologías como JavaScript, Node.js y PostgreSQL. </text:p>
      <text:p text:style-name="P1"/>
      <text:p text:style-name="P1">Soy rápido aprendiendo, me apasiona escribir código que funcione de verdad, y estoy buscando mi primer rol en una empresa de tecnología donde pueda crecer y aportar desde el día uno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59:21.027214000</meta:creation-date>
    <dc:date>2026-04-14T17:53:06.874553993</dc:date>
    <meta:editing-duration>PT2H23M18S</meta:editing-duration>
    <meta:editing-cycles>1</meta:editing-cycles>
    <meta:document-statistic meta:table-count="0" meta:image-count="0" meta:object-count="0" meta:page-count="1" meta:paragraph-count="5" meta:word-count="173" meta:character-count="1061" meta:non-whitespace-character-count="890"/>
    <meta:generator>LibreOffice/24.2.7.2$Linux_X86_64 LibreOffice_project/420$Build-2</meta:generator>
  </office:meta>
</office:document-meta>
</file>